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1f1f" officeooo:paragraph-rsid="000e1f1f"/>
    </style:style>
    <style:style style:name="P2" style:family="paragraph" style:parent-style-name="Standard" style:list-style-name="L3">
      <style:text-properties officeooo:rsid="000e1f1f" officeooo:paragraph-rsid="000e1f1f"/>
    </style:style>
    <style:style style:name="P3" style:family="paragraph" style:parent-style-name="Standard" style:list-style-name="L4">
      <style:text-properties officeooo:rsid="000e1f1f" officeooo:paragraph-rsid="000e1f1f"/>
    </style:style>
    <style:style style:name="P4" style:family="paragraph" style:parent-style-name="Standard" style:list-style-name="L6">
      <style:text-properties officeooo:rsid="000e1f1f" officeooo:paragraph-rsid="000e1f1f"/>
    </style:style>
    <style:style style:name="P5" style:family="paragraph" style:parent-style-name="Standard">
      <style:text-properties officeooo:paragraph-rsid="000e1f1f"/>
    </style:style>
    <style:style style:name="P6" style:family="paragraph" style:parent-style-name="Standard" style:list-style-name="L7">
      <style:text-properties officeooo:rsid="000fc623" officeooo:paragraph-rsid="000fc623"/>
    </style:style>
    <style:style style:name="T1" style:family="text">
      <style:text-properties officeooo:rsid="000e1f1f"/>
    </style:style>
    <style:style style:name="T2" style:family="text">
      <style:text-properties officeooo:rsid="000fc6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christinaswyersrealestate.com/" text:style-name="Internet_20_link" text:visited-style-name="Visited_20_Internet_20_Link">http://christinaswyersrealestate.com/</text:a></text:p>
      <text:p text:style-name="P1"/>
      <text:p text:style-name="P5"><text:span text:style-name="T1">Navigation</text:span></text:p>
      <text:list xml:id="list5533402193190688024" text:style-name="L3">
        <text:list-item>
          <text:p text:style-name="P2">Home</text:p>
        </text:list-item>
        <text:list-item>
          <text:p text:style-name="P2">listings</text:p>
        </text:list-item>
        <text:list-item>
          <text:p text:style-name="P2">testimonials</text:p>
        </text:list-item>
        <text:list-item>
          <text:p text:style-name="P2">About</text:p>
        </text:list-item>
        <text:list-item>
          <text:p text:style-name="P2">Contact</text:p>
        </text:list-item>
        <text:list-item>
          <text:p text:style-name="P2">Phone number (large)</text:p>
        </text:list-item>
      </text:list>
      <text:p text:style-name="P1"/>
      <text:p text:style-name="P1">Forms</text:p>
      <text:list xml:id="list1773660299637426049" text:style-name="L4">
        <text:list-item>
          <text:p text:style-name="P3">Genaic Contact (Contact Christina today)</text:p>
          <text:list>
            <text:list-item>
              <text:p text:style-name="P3">Name</text:p>
            </text:list-item>
            <text:list-item>
              <text:p text:style-name="P3">Email</text:p>
            </text:list-item>
            <text:list-item>
              <text:p text:style-name="P3">Phone</text:p>
            </text:list-item>
            <text:list-item>
              <text:p text:style-name="P3">Type: (Buyer, Seller, invester)Checkbox</text:p>
            </text:list-item>
            <text:list-item>
              <text:p text:style-name="P3">Message</text:p>
            </text:list-item>
          </text:list>
        </text:list-item>
      </text:list>
      <text:p text:style-name="P1"><text:tab/></text:p>
      <text:p text:style-name="P1">Listings</text:p>
      <text:list xml:id="list5617721992678950275" text:style-name="L6">
        <text:list-item>
          <text:p text:style-name="P4">image</text:p>
        </text:list-item>
        <text:list-item>
          <text:p text:style-name="P4">Address</text:p>
        </text:list-item>
        <text:list-item>
          <text:p text:style-name="P4">sqft and Acreage</text:p>
        </text:list-item>
        <text:list-item>
          <text:p text:style-name="P4">price</text:p>
        </text:list-item>
        <text:list-item>
          <text:p text:style-name="P4">MLS#</text:p>
        </text:list-item>
      </text:list>
      <text:p text:style-name="P1"><text:tab/></text:p>
      <text:p text:style-name="P1"><text:tab/><text:span text:style-name="T2">Each Listing Page needs</text:span></text:p>
      <text:list xml:id="list4446785783353432347" text:style-name="L7">
        <text:list-item>
          <text:p text:style-name="P6">MLS Data from iFra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2:29:23.185328137</meta:creation-date>
    <dc:date>2017-08-08T12:44:05.754751527</dc:date>
    <meta:editing-duration>PT14M4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58" meta:character-count="335" meta:non-whitespace-character-count="315"/>
  </office:meta>
</office:document-meta>
</file>